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Heading_203" style:family="paragraph">
      <style:text-properties fo:color="#000000"/>
    </style:style>
    <style:style style:name="P3" style:parent-style-name="Text_20body" style:family="paragraph">
      <style:text-properties fo:color="#000000"/>
    </style:style>
    <style:style style:name="T1" style:parent-style-name="Text_20body" style:family="text">
      <style:text-properties fo:font-family="DejaVu Sans Mono"/>
    </style:style>
    <style:style style:name="T2" style:parent-style-name="Text_20body" style:family="text">
      <style:text-properties fo:font-family="DejaVu Sans"/>
    </style:style>
    <style:style style:name="P4" style:parent-style-name="Text_20body" style:family="paragraph">
      <style:text-properties fo:color="#000000" fo:font-family="DejaVu Sans"/>
    </style:style>
    <style:style style:name="T3" style:parent-style-name="Text_20body" style:family="text">
      <style:text-properties style:text-position="super"/>
    </style:style>
    <style:style style:name="T4" style:parent-style-name="Text_20body" style:family="text">
      <style:text-properties fo:font-family="dejavu sans mono"/>
    </style:style>
    <style:style style:name="T5" style:parent-style-name="Text_20body" style:family="text"/>
    <style:style style:name="P5" style:parent-style-name="Text_20body" style:family="paragraph">
      <style:text-properties fo:color="#000000" fo:font-weight="bold"/>
    </style:style>
    <style:style style:name="T6" style:parent-style-name="Text_20body" style:family="text">
      <style:text-properties fo:font-weight="normal"/>
    </style:style>
    <style:style style:name="P6" style:parent-style-name="Text_20body" style:family="paragraph">
      <style:text-properties fo:color="#000000" fo:font-weight="normal"/>
    </style:style>
    <style:style style:name="P7" style:parent-style-name="Text_20body" style:family="paragraph">
      <style:paragraph-properties fo:margin-left="35.461478755799995pt" fo:margin-right="0.000000000000000pt" fo:text-indent="0.000000000000000pt"/>
      <style:text-properties fo:color="#000000" fo:font-weight="bold"/>
    </style:style>
    <style:style style:name="T7" style:parent-style-name="Text_20body" style:family="text">
      <style:text-properties fo:font-family="DejaVu Sans Mono" fo:font-weight="normal"/>
    </style:style>
    <style:style style:name="T8" style:parent-style-name="Text_20body" style:family="text">
      <style:text-properties fo:font-family="DejaVu Sans" fo:font-weight="normal"/>
    </style:style>
    <style:style style:name="T9" style:parent-style-name="Text_20body" style:family="text">
      <style:text-properties fo:font-family="DejaVu Sans" fo:font-weight="normal" style:text-position="super"/>
    </style:style>
    <style:style style:name="P8" style:parent-style-name="Text_20body" style:family="paragraph">
      <style:paragraph-properties fo:margin-left="0.000000000000000pt" fo:margin-right="0.000000000000000pt" fo:text-indent="0.000000000000000pt"/>
      <style:text-properties fo:color="#000000" fo:font-weight="bold"/>
    </style:style>
    <style:style style:name="T10" style:parent-style-name="Text_20body" style:family="text">
      <style:text-properties fo:font-weight="100"/>
    </style:style>
    <text:list-style style:name="L1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L11" style:display-name="L1">
      <text:list-level-style-bullet text:level="1" text:bullet-char="●">
        <style:list-level-properties text:space-before="18.000031183000001pt" text:min-label-width="18.000031183000001pt"/>
      </text:list-level-style-bullet>
      <text:list-level-style-bullet text:level="2" text:bullet-char="○">
        <style:list-level-properties text:space-before="36.000062366000002pt" text:min-label-width="18.000031183000001pt"/>
      </text:list-level-style-bullet>
      <text:list-level-style-bullet text:level="3" text:bullet-char="■">
        <style:list-level-properties text:space-before="54.000093548999999pt" text:min-label-width="18.000031183000001pt"/>
      </text:list-level-style-bullet>
      <text:list-level-style-bullet text:level="4" text:bullet-char="●">
        <style:list-level-properties text:space-before="72.000124732000003pt" text:min-label-width="18.000031183000001pt"/>
      </text:list-level-style-bullet>
      <text:list-level-style-bullet text:level="5" text:bullet-char="○">
        <style:list-level-properties text:space-before="90.000155914999993pt" text:min-label-width="18.000031183000001pt"/>
      </text:list-level-style-bullet>
      <text:list-level-style-bullet text:level="6" text:bullet-char="■">
        <style:list-level-properties text:space-before="108.000187097999998pt" text:min-label-width="18.000031183000001pt"/>
      </text:list-level-style-bullet>
      <text:list-level-style-bullet text:level="7" text:bullet-char="●">
        <style:list-level-properties text:space-before="126.000218281000002pt" text:min-label-width="18.000031183000001pt"/>
      </text:list-level-style-bullet>
      <text:list-level-style-bullet text:level="8" text:bullet-char="○">
        <style:list-level-properties text:space-before="144.000249464000007pt" text:min-label-width="18.000031183000001pt"/>
      </text:list-level-style-bullet>
      <text:list-level-style-bullet text:level="9" text:bullet-char="■">
        <style:list-level-properties text:space-before="162.000280646999983pt" text:min-label-width="18.000031183000001pt"/>
      </text:list-level-style-bullet>
      <text:list-level-style-bullet text:level="10" text:bullet-char="●">
        <style:list-level-properties text:space-before="180.000311829999987pt" text:min-label-width="18.000031183000001pt"/>
      </text:list-level-style-bullet>
    </text:list-style>
    <text:list-style style:name="L2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text:tracked-changes/>
      <text:h text:outline-level="1" text:style-name="P1" text:id="subitem1">Automatic Labels</text:h>
      <text:h text:outline-level="3" text:style-name="P2" text:id="subitem2">Axis Labels:</text:h>
      <text:p text:style-name="P3">The goal is to have all automatic labels be</text:p>
      <text:p text:style-name="P3"><text:tab/><text:span text:style-name="T1">&lt;Quantity&gt;</text:span><text:span text:style-name="T2"><text:s/>[</text:span><text:span text:style-name="T1">&lt;Units&gt;</text:span><text:span text:style-name="T2">]</text:span>,</text:p>
      <text:p text:style-name="P3">eg</text:p>
      <text:p text:style-name="P3"><text:tab/><text:span text:style-name="T2">Time [s]</text:span></text:p>
      <text:p text:style-name="P3">or</text:p>
      <text:p text:style-name="P4"><text:tab/>Rotation Rate [<text:span text:style-name="T3">o</text:span>/s]</text:p>
      <text:p text:style-name="P3"/>
      <text:list text:style-name="L11">
        <text:list-item>
          <text:p text:style-name="P3" text:id="subitem3">dataVectors use meta-strings<text:s/><text:span text:style-name="T4">units</text:span><text:s/>and<text:s/><text:span text:style-name="T4">quantity</text:span><text:s/>to build the labels.</text:p>
        </text:list-item>
        <text:list-item>
          <text:p text:style-name="P3" text:id="subitem4">In cases where is<text:s/><text:span text:style-name="T1">Units</text:span><text:s/>empty, but<text:s/><text:span text:style-name="T1">Quantity</text:span><text:s/>is not, just<text:s/><text:span text:style-name="T1">Quantity</text:span><text:s/>will be printed (eg,<text:s/><text:span text:style-name="T2">Index</text:span>, or<text:s/><text:span text:style-name="T2">Number in bin</text:span>)</text:p>
        </text:list-item>
        <text:list-item>
          <text:p text:style-name="P3" text:id="subitem5">In cases where<text:s/><text:span text:style-name="T4" xml:id="rdfid-50b8f927-559e-4e9a-8536-5435060c8d9a">quantity</text:span><text:s/>is empty and<text:s/><text:span text:style-name="T4" xml:id="rdfid-56d2db51-01b9-4b13-9c86-50c72ef8fde4">units</text:span><text:span text:style-name="T5" xml:id="rdfid-37429a21-4949-4bf2-967a-c2ead5267210"><text:s/>is not, just the units will be printed (eg,<text:s/></text:span><text:span text:style-name="T3" xml:id="rdfid-20da1f61-eaf0-4991-b621-11c1a21c1239">o</text:span><text:span text:style-name="T5" xml:id="rdfid-d7a3111a-ac77-48bf-a969-fa3eacf9a91b">/s).<text:s/></text:span></text:p>
        </text:list-item>
        <text:list-item>
          <text:p text:style-name="P3" text:id="subitem6">The first curve in a plot's list which has either quantity or units will define the plot's label.</text:p>
        </text:list-item>
        <text:list-item>
          <text:p text:style-name="P5" text:id="subitem7"><text:span text:style-name="T6">If no curves have either quantity or units defined, and legends are not defined, then the Y label will be the list of curve names.</text:span></text:p>
        </text:list-item>
        <text:list-item>
          <text:p text:style-name="P6" text:id="subitem8">If Y label does not list the curve names and legends are not defined, then the top label will list the curve names.</text:p>
        </text:list-item>
        <text:list-item>
          <text:p text:style-name="P6" text:id="subitem9">If the axis is set to interpret time, then Units will not be printed in the axis label.</text:p>
        </text:list-item>
      </text:list>
      <text:p text:style-name="P5"/>
      <text:p text:style-name="P5">Spectra:</text:p>
      <text:p text:style-name="P5">y:<text:s/></text:p>
      <text:p text:style-name="P7"><text:span text:style-name="T7">Quantity</text:span><text:span text:style-name="T6"><text:s/>is set by the type of spectrum (eg<text:s/></text:span><text:span text:style-name="T8">Power Spectral Density</text:span><text:span text:style-name="T6">)</text:span></text:p>
      <text:p text:style-name="P7"><text:span text:style-name="T7">Units</text:span><text:span text:style-name="T6"><text:s/>is set by the units of the input vector (eg,<text:s/></text:span><text:span text:style-name="T8">V</text:span><text:span text:style-name="T6">), and the rate units specified in the dialog (eg,<text:s/></text:span><text:span text:style-name="T8">Hz</text:span><text:span text:style-name="T6">).... so, eg,<text:s/></text:span><text:span text:style-name="T8">V</text:span><text:span text:style-name="T9">2</text:span><text:span text:style-name="T8">/Hz.</text:span></text:p>
      <text:p text:style-name="P5">x:<text:s/></text:p>
      <text:p text:style-name="P7"><text:span text:style-name="T7">Quantity</text:span><text:span text:style-name="T6"><text:s/>defaults to<text:s/></text:span><text:span text:style-name="T8">Frequency<text:s/></text:span><text:span text:style-name="T6">but can be overridden in the dialog.</text:span></text:p>
      <text:p text:style-name="P7"><text:span text:style-name="T7">Units</text:span><text:span text:style-name="T6"><text:s/>defaults to<text:s/></text:span><text:span text:style-name="T8">Hz<text:s/></text:span><text:span text:style-name="T6">but can be overridden in the dialog.</text:span></text:p>
      <text:p text:style-name="P8"/>
      <text:p text:style-name="P5">Histograms:</text:p>
      <text:p text:style-name="P5">y:<text:s/></text:p>
      <text:p text:style-name="P7"><text:span text:style-name="T6">The Y automatic label is set depending on the type of histogram (eg, Number in Bin)</text:span></text:p>
      <text:p text:style-name="P5">x:<text:s/></text:p>
      <text:p text:style-name="P7"><text:span text:style-name="T6">The X label is set from the input vector.</text:span></text:p>
      <text:p text:style-name="P7"/>
      <text:p text:style-name="P5">Equations:</text:p>
      <text:p text:style-name="P5">y:<text:s/></text:p>
      <text:p text:style-name="P7"><text:span text:style-name="T10">Name of the equation.</text:span></text:p>
      <text:p text:style-name="P5">x:<text:s/></text:p>
      <text:p text:style-name="P7"><text:span text:style-name="T6">Default label from the input X vector.</text:span></text:p>
      <text:p text:style-name="P8"/>
      <text:p text:style-name="P5">Spectrograms:</text:p>
      <text:p text:style-name="P5">y:<text:s/></text:p>
      <text:p text:style-name="P7"><text:span text:style-name="T7">Quantity</text:span><text:span text:style-name="T6"><text:s/>and<text:s/></text:span><text:span text:style-name="T7">Units</text:span><text:span text:style-name="T6"><text:s/>are set in the same way as Spectra x axis.</text:span></text:p>
      <text:p text:style-name="P5">x:<text:s/></text:p>
      <text:p text:style-name="P7"><text:span text:style-name="T7">Quantity</text:span><text:span text:style-name="T6"><text:s/>is set to<text:s/></text:span><text:span text:style-name="T8">Time</text:span><text:span text:style-name="T6">.</text:span></text:p>
      <text:p text:style-name="P7"><text:span text:style-name="T7">Units</text:span><text:span text:style-name="T6"><text:s/>is set to<text:s/></text:span><text:span text:style-name="T8">s</text:span><text:span text:style-name="T6">.</text:span></text:p>
      <text:p text:style-name="P8"/>
      <text:p text:style-name="P5">Plugins:</text:p>
      <text:p text:style-name="P8"><text:span text:style-name="T6">Plugins need to set their output vector<text:s/></text:span><text:span text:style-name="T7">Quantity</text:span><text:span text:style-name="T6"><text:s/>and<text:s/></text:span><text:span text:style-name="T7">Units</text:span><text:span text:style-name="T6"><text:s/>as appropriate. <text:s/>In most cases, fits and filters will pass through the values from their input vectors.<text:s text:c="2"/></text:span></text:p>
      <text:h text:outline-level="3" text:style-name="P2" text:id="subitem10">Legend Labels</text:h>
      <text:p text:style-name="P6">Curves and Images supply default legend labels. <text:s/>These labels should be the same as the curve's descriptive name, except that special characters in field names need to be escaped.</text:p>
      <text:p text:style-name="P6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US" fo:font-family="DejaVu Serif" fo:font-size="12.000000000000000pt" fo:language="en" style:letter-kerning="true"/>
    </style:default-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US" fo:font-family="DejaVu Serif" fo:font-size="10.000000000000000pt" fo:font-style="italic" fo:language="en" style:letter-kerning="true"/>
    </style: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US" fo:font-family="DejaVu Serif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US" fo:font-family="DejaVu Serif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US" fo:font-family="DejaVu Serif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US" fo:font-family="DejaVu Serif" fo:font-size="12.000000000000000pt" fo:language="en" style:letter-kerning="true"/>
    </style:style>
    <style:style style:name="Heading_203" style:default-outline-level="3" style:display-name="Heading 3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US" fo:font-family="DejaVu Serif" fo:font-size="14.000000000000000pt" fo:font-weight="bold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US" fo:font-family="DejaVu Serif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US" fo:font-family="DejaVu Serif" fo:font-size="12.000000000000000pt" fo:language="en" style:letter-kerning="true"/>
    </style:style>
    <style:style style:name="Bullet_20Symbols" style:display-name="Bullet Symbols" style:family="text">
      <style:text-properties fo:font-family="StarSymbol" fo:font-size="9.000000000000000pt"/>
    </style:style>
  </office:styles>
  <office:automatic-styles>
    <style:page-layout style:name="pm1" style:page-usage="all">
      <style:page-layout-properties fo:margin="56.693011599999998pt" fo:padding="0.000000000000000pt" fo:page-height="792.001372051999965pt" fo:page-width="612.001060221999978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.1</meta:generator>
    <dc:title/>
    <meta:initial-creator>Unknown</meta:initial-creator>
    <meta:editing-cycles>2</meta:editing-cycles>
    <dc:date>2011-02-07T08:36:39</dc:date>
    <meta:creation-date>2008-12-11T09:42:34</meta:creation-date>
    <dc:creator>Barth Netterfield</dc:creator>
  </office:meta>
</office:document-meta>
</file>